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061" officeooo:paragraph-rsid="0018f061"/>
    </style:style>
    <style:style style:name="P2" style:family="paragraph" style:parent-style-name="Standard">
      <style:text-properties officeooo:rsid="001c81c7" officeooo:paragraph-rsid="001c81c7"/>
    </style:style>
    <style:style style:name="P3" style:family="paragraph" style:parent-style-name="Standard">
      <style:text-properties officeooo:rsid="001e49fd" officeooo:paragraph-rsid="001e49fd"/>
    </style:style>
    <style:style style:name="P4" style:family="paragraph" style:parent-style-name="Standard">
      <style:text-properties officeooo:rsid="00203c39" officeooo:paragraph-rsid="00203c39"/>
    </style:style>
    <style:style style:name="P5" style:family="paragraph" style:parent-style-name="Standard">
      <style:text-properties officeooo:rsid="00203c39" officeooo:paragraph-rsid="002062e1"/>
    </style:style>
    <style:style style:name="P6" style:family="paragraph" style:parent-style-name="Standard">
      <style:text-properties officeooo:rsid="002062e1" officeooo:paragraph-rsid="002062e1"/>
    </style:style>
    <style:style style:name="P7" style:family="paragraph" style:parent-style-name="Standard">
      <style:text-properties officeooo:paragraph-rsid="002062e1"/>
    </style:style>
    <style:style style:name="P8" style:family="paragraph" style:parent-style-name="Standard">
      <style:text-properties officeooo:rsid="00219dd2" officeooo:paragraph-rsid="00219dd2"/>
    </style:style>
    <style:style style:name="P9" style:family="paragraph" style:parent-style-name="Standard">
      <style:paragraph-properties fo:margin-top="0cm" fo:margin-bottom="0.499cm" loext:contextual-spacing="false"/>
    </style:style>
    <style:style style:name="P10" style:family="paragraph" style:parent-style-name="Standard">
      <style:paragraph-properties fo:margin-top="0cm" fo:margin-bottom="0.499cm" loext:contextual-spacing="false"/>
      <style:text-properties officeooo:rsid="00195bbc" officeooo:paragraph-rsid="00195bbc"/>
    </style:style>
    <style:style style:name="P11" style:family="paragraph" style:parent-style-name="Standard">
      <style:paragraph-properties fo:margin-top="0cm" fo:margin-bottom="0.499cm" loext:contextual-spacing="false"/>
      <style:text-properties officeooo:rsid="001aa917" officeooo:paragraph-rsid="001aa917"/>
    </style:style>
    <style:style style:name="P12" style:family="paragraph" style:parent-style-name="Standard">
      <style:paragraph-properties fo:margin-top="0cm" fo:margin-bottom="0.499cm" loext:contextual-spacing="false"/>
      <style:text-properties officeooo:rsid="001c81c7" officeooo:paragraph-rsid="001c81c7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>
      <style:text-properties officeooo:rsid="00203c39" officeooo:paragraph-rsid="00203c39"/>
    </style:style>
    <style:style style:name="P16" style:family="paragraph" style:parent-style-name="Text_20_body">
      <style:text-properties officeooo:rsid="002062e1" officeooo:paragraph-rsid="002062e1"/>
    </style:style>
    <style:style style:name="P17" style:family="paragraph" style:parent-style-name="Text_20_body">
      <style:paragraph-properties fo:margin-top="0cm" fo:margin-bottom="0cm" loext:contextual-spacing="false"/>
    </style:style>
    <style:style style:name="P18" style:family="paragraph" style:parent-style-name="Text_20_body" style:list-style-name="L1">
      <style:paragraph-properties fo:margin-top="0cm" fo:margin-bottom="0cm" loext:contextual-spacing="false"/>
    </style:style>
    <style:style style:name="P19" style:family="paragraph" style:parent-style-name="Text_20_body" style:list-style-name="L2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2062e1" officeooo:paragraph-rsid="002062e1"/>
    </style:style>
    <style:style style:name="T1" style:family="text">
      <style:text-properties officeooo:rsid="0018f061"/>
    </style:style>
    <style:style style:name="T2" style:family="text">
      <style:text-properties officeooo:rsid="00195bbc"/>
    </style:style>
    <style:style style:name="T3" style:family="text">
      <style:text-properties officeooo:rsid="001aa917"/>
    </style:style>
    <style:style style:name="T4" style:family="text">
      <style:text-properties officeooo:rsid="001c81c7"/>
    </style:style>
    <style:style style:name="T5" style:family="text">
      <style:text-properties officeooo:rsid="00203c39"/>
    </style:style>
    <style:style style:name="T6" style:family="text">
      <style:text-properties officeooo:rsid="002062e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ebsite Analysis: <text:a xlink:type="simple" xlink:href="https://www.info-computer.com/" text:style-name="Internet_20_link" text:visited-style-name="Visited_20_Internet_20_Link">https://www.info-computer.com/</text:a></text:p>
      <text:p text:style-name="Standard"/>
      <text:p text:style-name="Standard">What site is this? (Is it clear enough?)</text:p>
      <text:p text:style-name="Standard"/>
      <text:p text:style-name="P1">Es una tienda de informática online de productos nuevos, de segunda mano o reacondicionados. Si lo veo suficientemente clara <text:span text:style-name="T2">aunque no solo vende ordenadores también moviles,servidores,impresoras, auriculares,etc… y ofrecen varios servicios entre ellos el de reparación de equipos.</text:span></text:p>
      <text:p text:style-name="Standard"/>
      <text:p text:style-name="P9">Does it follow conventions? <text:span text:style-name="T1">Sigue convenciones?</text:span></text:p>
      <text:p text:style-name="P10"/>
      <text:p text:style-name="P10">En la versión de escritorio</text:p>
      <text:p text:style-name="P10">Sigue la mayoría de las convenciones, el nombre del sitio no se asocia a una tienda virtual, por el tema info.(Habitual información)</text:p>
      <text:p text:style-name="P11">Logo en la zona izquierda de la cabecera junto a un buscador y algunos iconos del primer menú que no es fijo cuando hace scroll.</text:p>
      <text:p text:style-name="P10">El <text:span text:style-name="T3">sub</text:span>menú de navegación presenta pestañas con mucha información</text:p>
      <text:p text:style-name="P11">Slider de producto claro y acorde a la imagen del sitio, pero muestra las flechas izquierda y derecha que no están operativas y es confuso porque el ratón se cambia el curso y uno se queda esperando a que haga algo.</text:p>
      <text:p text:style-name="P11">El contenido en general bien estructurado en la home, separados por bloques pero si haces scroll no hay ningún icono u objeto que nos regrese al punto de partida.</text:p>
      <text:p text:style-name="P11">La newsletter dentro de los estandares, <text:span text:style-name="T4">pero si todo está en español no tiene sentido que el botón de enviar aparezca en otro idioma.</text:span></text:p>
      <text:p text:style-name="P12">Quienes son y con que marcas han trabajado (credibilidad)</text:p>
      <text:p text:style-name="P12">Testimonials con valoración</text:p>
      <text:p text:style-name="P12">Footer convencional donde recoge la parte de las politicas de privacidad, servicios, ubicación,información extra, contacto</text:p>
      <text:p text:style-name="P12">Redes sociales y sistema de pagos.</text:p>
      <text:p text:style-name="P12">Claro el botoón de cookies</text:p>
      <text:p text:style-name="P12">El input de búsqueda no es claro, no relaciona los elementos de búsqueda.</text:p>
      <text:p text:style-name="P11">El botón de llamada si llevas un tiempo navegando en la página home es pesado e incluso molesto.</text:p>
      <text:list xml:id="list1865874591" text:style-name="L1">
        <text:list-item>
          <text:p text:style-name="P18">Menus, logos, content,…</text:p>
        </text:list-item>
        <text:list-item>
          <text:p text:style-name="P13">Are elements clear enough? (Search inputs, icons, social networks,…)</text:p>
        </text:list-item>
      </text:list>
      <text:p text:style-name="Standard"><text:soft-page-break/>Is the hierarchy evident (sections, subsections,…)? Can I see the major sections of the site? What options do I have at this level of the hierarchy?</text:p>
      <text:p text:style-name="Standard"/>
      <text:p text:style-name="Standard">Are the pages divided in well defined sections / layers?</text:p>
      <text:p text:style-name="P2">Home si.</text:p>
      <text:p text:style-name="P2"/>
      <text:p text:style-name="Standard"/>
      <text:p text:style-name="P3">La lista de la compra no hay un boton directo, sino que tienes que ir con varios pasos hasta acabar la compra.</text:p>
      <text:p text:style-name="P3">En la compra el botón de paypal no sale completo</text:p>
      <text:p text:style-name="Standard"/>
      <text:p text:style-name="Standard">Can you distinguish links and buttons?</text:p>
      <text:p text:style-name="P3"/>
      <text:p text:style-name="P3">En general si, pero más categorías confunde al no cambiar de estado</text:p>
      <text:p text:style-name="Standard"/>
      <text:p text:style-name="Standard">Is there any content that distracts the user?</text:p>
      <text:p text:style-name="P3">El boton de llamada</text:p>
      <text:p text:style-name="Standard"/>
      <text:p text:style-name="Standard">Is the content structured?</text:p>
      <text:p text:style-name="Standard"/>
      <text:p text:style-name="P3">Si está estructurado</text:p>
      <text:p text:style-name="Standard"/>
      <text:p text:style-name="Standard">Are there any search options? Are they clear enough?</text:p>
      <text:p text:style-name="Standard"/>
      <text:p text:style-name="P3">No queda claro las búsquedas.</text:p>
      <text:p text:style-name="P3"/>
      <text:p text:style-name="P4">Blog difícil acceso, con su propio submenú </text:p>
      <text:p text:style-name="P3"/>
      <text:p text:style-name="P3">Versión movil</text:p>
      <text:p text:style-name="P3"/>
      <text:p text:style-name="P3">Si sigue las convenciones, menú hamburguesa <text:span text:style-name="T5">no muestra cuál es la página activa y te puedes perder</text:span>, iconos muy claros, y bien estructurado</text:p>
      <text:p text:style-name="P3"/>
      <text:p text:style-name="P4">La búsqueda incorpora micrófon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PLANTILLA FINAL</text:p>
      <text:p text:style-name="P5"/>
      <text:p text:style-name="P5">Website <text:span text:style-name="T6">Final </text:span>Analysis: <text:a xlink:type="simple" xlink:href="https://www.info-computer.com/" text:style-name="Internet_20_link" text:visited-style-name="Visited_20_Internet_20_Link">https://www.info-computer.com/</text:a></text:p>
      <text:p text:style-name="P7"><text:span text:style-name="T6">TEAM 3</text:span></text:p>
      <text:p text:style-name="P15"/>
      <text:p text:style-name="P16"><text:span text:style-name="T5">What site is this? (Is it clear enough?)</text:span></text:p>
      <text:p text:style-name="P16"/>
      <text:list xml:id="list3285650173" text:style-name="L2">
        <text:list-item>
          <text:p text:style-name="P19"><text:bookmark text:name="yui_3_17_2_1_1600857534786_39"/>Does it follow conventions?</text:p>
          <text:list>
            <text:list-item>
              <text:p text:style-name="P19">Menus, logos, content,…</text:p>
            </text:list-item>
            <text:list-item>
              <text:p text:style-name="P19">Are elements clear enough? (Search inputs, icons, social networks,…)</text:p>
            </text:list-item>
          </text:list>
        </text:list-item>
      </text:list>
      <text:p text:style-name="P20">Versión Escritorio:</text:p>
      <text:p text:style-name="P20"/>
      <text:p text:style-name="P20">Versión Movil:</text:p>
      <text:p text:style-name="P17"/>
      <text:list xml:id="list140642908183599" text:continue-numbering="true" text:style-name="L2">
        <text:list-item>
          <text:p text:style-name="P19">Is the hierarchy evident (sections, subsections,…)? Can I see the major sections of the site? What options do I have at this level of the hierarchy?</text:p>
        </text:list-item>
      </text:list>
      <text:p text:style-name="P20">Versión Escritorio:</text:p>
      <text:p text:style-name="P20"/>
      <text:p text:style-name="P20">Versión Movil:</text:p>
      <text:list xml:id="list140644158850269" text:continue-numbering="true" text:style-name="L2">
        <text:list-item>
          <text:p text:style-name="P19"><text:bookmark text:name="yui_3_17_2_1_1600857534786_47"/>Are the pages divided in well defined sections / layers?</text:p>
        </text:list-item>
      </text:list>
      <text:p text:style-name="P20">Versión Escritorio:</text:p>
      <text:p text:style-name="P20"/>
      <text:p text:style-name="P20">Versión Movil:</text:p>
      <text:list xml:id="list140643949978754" text:continue-numbering="true" text:style-name="L2">
        <text:list-item>
          <text:p text:style-name="P19"><text:bookmark text:name="yui_3_17_2_1_1600857534786_48"/>Can you distinguish links and buttons?</text:p>
        </text:list-item>
      </text:list>
      <text:p text:style-name="P20">Versión Escritorio:</text:p>
      <text:p text:style-name="P20"/>
      <text:p text:style-name="P20">Versión Movil:</text:p>
      <text:list xml:id="list140643403813107" text:continue-numbering="true" text:style-name="L2">
        <text:list-item>
          <text:p text:style-name="P19"><text:bookmark text:name="yui_3_17_2_1_1600857534786_49"/>Is there any content that distracts the user?</text:p>
        </text:list-item>
      </text:list>
      <text:p text:style-name="P20">Versión Escritorio:</text:p>
      <text:p text:style-name="P20"/>
      <text:p text:style-name="P20">Versión Movil:</text:p>
      <text:list xml:id="list140643604561366" text:continue-numbering="true" text:style-name="L2">
        <text:list-item>
          <text:p text:style-name="P19">Is the content structured?</text:p>
        </text:list-item>
      </text:list>
      <text:p text:style-name="P20">Versión Escritorio:</text:p>
      <text:p text:style-name="P20"/>
      <text:p text:style-name="P20">Versión Movil:</text:p>
      <text:list xml:id="list140643928492038" text:continue-numbering="true" text:style-name="L2">
        <text:list-item>
          <text:p text:style-name="P14">Are there any search options? Are they clear enough?</text:p>
        </text:list-item>
      </text:list>
      <text:p text:style-name="P4"/>
      <text:p text:style-name="P6">Conclusion General for:</text:p>
      <text:p text:style-name="P20">Versión Escritorio:</text:p>
      <text:p text:style-name="P20"/>
      <text:p text:style-name="P20">Versión Movil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3:57:38.754945651</meta:creation-date>
    <dc:date>2020-09-23T14:06:42.170316766</dc:date>
    <meta:editing-duration>PT8M2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3" meta:paragraph-count="65" meta:word-count="585" meta:character-count="3557" meta:non-whitespace-character-count="3047"/>
  </office:meta>
</office:document-meta>
</file>